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0D0000043847E420CB2C8116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5.001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991cm" svg:height="7.62cm" svg:x="4.801cm" svg:y="0.991cm">
          <draw:image xlink:href="Pictures/100000010000100D0000043847E420CB2C8116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2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57cm" fo:margin-bottom="0cm" fo:text-indent="0cm"/>
      <style:text-properties fo:font-size="4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94cm" fo:margin-bottom="0cm" fo:text-indent="0cm"/>
      <style:text-properties fo:font-size="39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8cm" fo:margin-bottom="0cm" fo:text-indent="0cm"/>
      <style:text-properties fo:font-size="3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4cm" fo:margin-bottom="0cm" fo:text-indent="0cm"/>
      <style:text-properties fo:font-size="3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46cm" svg:height="4.333cm" svg:x="1.97cm" svg:y="2.027cm" presentation:class="title" presentation:placeholder="true">
        <draw:text-box/>
      </draw:frame>
      <draw:frame presentation:style-name="Default-outline1" draw:layer="backgroundobjects" svg:width="17.646cm" svg:height="15.054cm" svg:x="1.97cm" svg:y="7.064cm" presentation:class="outline" presentation:placeholder="true">
        <draw:text-box/>
      </draw:frame>
      <draw:frame presentation:style-name="Mpr1" draw:text-style-name="MP2" draw:layer="backgroundobjects" svg:width="4.568cm" svg:height="1.788cm" svg:x="1.97cm" svg:y="24.6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215cm" svg:height="1.788cm" svg:x="7.696cm" svg:y="24.6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568cm" svg:height="1.788cm" svg:x="15.049cm" svg:y="24.6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5:12.610154151</meta:creation-date>
    <dc:date>2024-05-28T14:13:57.621713109</dc:date>
    <meta:editing-duration>PT23M41S</meta:editing-duration>
    <meta:editing-cycles>7</meta:editing-cycles>
    <meta:generator>LibreOffice/7.3.7.2$Linux_X86_64 LibreOffice_project/30$Build-2</meta:generator>
    <meta:document-statistic meta:object-count="24"/>
  </office:meta>
</office:document-meta>
</file>